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>
      <style:table-properties style:width="14.259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13cm"/>
    </style:style>
    <style:style style:name="Table4.B" style:family="table-column">
      <style:table-column-properties style:column-width="4.708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e6f0bb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38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8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3" style:family="table-row">
      <style:table-row-properties fo:background-color="transparent" fo:keep-together="auto">
        <style:background-image/>
      </style:table-row-properties>
    </style:style>
    <style:style style:name="Table1.A13" style:family="table-cell">
      <style:table-cell-properties style:vertical-align="" fo:background-color="#e6f0bb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9" style:family="table-row">
      <style:table-row-properties fo:background-color="transparent" fo:keep-together="auto">
        <style:background-image/>
      </style:table-row-properties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4" style:family="table-row">
      <style:table-row-properties fo:background-color="transparent" fo:keep-together="auto">
        <style:background-image/>
      </style:table-row-properties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6" style:family="table-row">
      <style:table-row-properties fo:background-color="transparent" fo:keep-together="auto">
        <style:background-image/>
      </style:table-row-properties>
    </style:style>
    <style:style style:name="Table1.A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b3668c"/>
    </style:style>
    <style:style style:name="P5" style:family="paragraph" style:parent-style-name="Table_20_Contents">
      <style:paragraph-properties fo:text-align="center" style:justify-single-word="false"/>
      <style:text-properties officeooo:paragraph-rsid="00ba1536"/>
    </style:style>
    <style:style style:name="P6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7" style:family="paragraph" style:parent-style-name="Table_20_Contents">
      <style:text-properties fo:color="#2c3756" style:font-name="FreeSans1" fo:font-size="12pt" officeooo:rsid="00d62c03" officeooo:paragraph-rsid="00d62c03" style:font-size-asian="12pt" style:font-size-complex="12pt"/>
    </style:style>
    <style:style style:name="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9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FreeSans1" fo:font-size="12pt" officeooo:rsid="00781c0a" officeooo:paragraph-rsid="00781c0a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FreeSans1" fo:font-size="12pt" officeooo:rsid="00791adf" officeooo:paragraph-rsid="00791adf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FreeSans1" fo:font-size="12pt" officeooo:rsid="00791adf" officeooo:paragraph-rsid="00f54b3a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FreeSans1" fo:font-size="12pt" officeooo:paragraph-rsid="00a0904b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FreeSans1" fo:font-size="12pt" officeooo:rsid="00d2d135" officeooo:paragraph-rsid="00d2d135" style:font-size-asian="12pt" style:font-size-complex="12pt"/>
    </style:style>
    <style:style style:name="P15" style:family="paragraph" style:parent-style-name="Table_20_Contents">
      <style:text-properties style:font-name="FreeSans1" fo:font-size="12pt" officeooo:rsid="00998a79" officeooo:paragraph-rsid="00c91742" style:font-size-asian="12pt" style:font-size-complex="12pt"/>
    </style:style>
    <style:style style:name="P16" style:family="paragraph" style:parent-style-name="Table_20_Contents">
      <style:text-properties style:font-name="FreeSans1" fo:font-size="12pt" officeooo:rsid="00998a79" officeooo:paragraph-rsid="00ed812d" style:font-size-asian="12pt" style:font-size-complex="12pt"/>
    </style:style>
    <style:style style:name="P17" style:family="paragraph" style:parent-style-name="Table_20_Contents">
      <style:text-properties style:font-name="FreeSans1" fo:font-size="11pt" officeooo:rsid="00387983" officeooo:paragraph-rsid="00a27337" style:font-size-asian="11pt" style:font-size-complex="11pt"/>
    </style:style>
    <style:style style:name="P18" style:family="paragraph" style:parent-style-name="Table_20_Contents">
      <style:text-properties style:font-name="FreeSans1" fo:font-size="11pt" officeooo:paragraph-rsid="00a27337" style:font-size-asian="11pt" style:font-size-complex="11pt"/>
    </style:style>
    <style:style style:name="P19" style:family="paragraph" style:parent-style-name="Table_20_Contents">
      <style:text-properties style:font-name="FreeSans1" fo:font-size="11pt" officeooo:rsid="00394d6d" officeooo:paragraph-rsid="00a27337" style:font-size-asian="11pt" style:font-size-complex="11pt"/>
    </style:style>
    <style:style style:name="P20" style:family="paragraph" style:parent-style-name="Table_20_Contents">
      <style:text-properties style:font-name="FreeSans1" fo:font-size="11pt" officeooo:rsid="003a7e6e" officeooo:paragraph-rsid="00a27337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FreeSans1" fo:font-size="11pt" officeooo:rsid="003a7e6e" officeooo:paragraph-rsid="00a27337" style:font-size-asian="11pt" style:font-size-complex="11pt"/>
    </style:style>
    <style:style style:name="P22" style:family="paragraph" style:parent-style-name="Table_20_Contents">
      <style:text-properties style:font-name="FreeSans1" fo:font-size="11pt" officeooo:rsid="009201b2" officeooo:paragraph-rsid="00a27337" style:font-size-asian="11pt" style:font-size-complex="11pt"/>
    </style:style>
    <style:style style:name="P23" style:family="paragraph" style:parent-style-name="Table_20_Contents">
      <style:text-properties style:font-name="FreeSans1" fo:font-size="11pt" officeooo:rsid="00926a52" officeooo:paragraph-rsid="00a27337" style:font-size-asian="11pt" style:font-size-complex="11pt"/>
    </style:style>
    <style:style style:name="P24" style:family="paragraph" style:parent-style-name="Table_20_Contents">
      <style:text-properties style:font-name="FreeSans1" fo:font-size="11pt" officeooo:rsid="00927cb8" officeooo:paragraph-rsid="00a27337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FreeSans1" fo:font-size="11pt" officeooo:rsid="00791adf" officeooo:paragraph-rsid="00a27337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FreeSans1" fo:font-size="11pt" officeooo:rsid="00791adf" officeooo:paragraph-rsid="00ab720e" style:font-size-asian="11pt" style:font-size-complex="11pt"/>
    </style:style>
    <style:style style:name="P27" style:family="paragraph" style:parent-style-name="Table_20_Contents">
      <style:text-properties style:font-name="FreeSans1" fo:font-size="11pt" officeooo:rsid="0092a2c3" officeooo:paragraph-rsid="00a27337" style:font-size-asian="11pt" style:font-size-complex="11pt"/>
    </style:style>
    <style:style style:name="P28" style:family="paragraph" style:parent-style-name="Table_20_Contents">
      <style:text-properties style:font-name="FreeSans1" fo:font-size="11pt" officeooo:rsid="00998a79" officeooo:paragraph-rsid="00a27337" style:font-size-asian="11pt" style:font-size-complex="11pt"/>
    </style:style>
    <style:style style:name="P29" style:family="paragraph" style:parent-style-name="Table_20_Contents">
      <style:text-properties style:font-name="FreeSans1" fo:font-size="11pt" officeooo:rsid="00998a79" officeooo:paragraph-rsid="00b8c6e5" style:font-size-asian="11pt" style:font-size-complex="11pt"/>
    </style:style>
    <style:style style:name="P30" style:family="paragraph" style:parent-style-name="Table_20_Contents">
      <style:text-properties style:font-name="FreeSans1" fo:font-size="11pt" officeooo:rsid="009a4565" officeooo:paragraph-rsid="00b0a36a" style:font-size-asian="11pt" style:font-size-complex="11pt"/>
    </style:style>
    <style:style style:name="P31" style:family="paragraph" style:parent-style-name="Table_20_Contents">
      <style:text-properties style:font-name="FreeSans1" fo:font-size="11pt" officeooo:rsid="009a4565" officeooo:paragraph-rsid="00ba1536" style:font-size-asian="11pt" style:font-size-complex="11pt"/>
    </style:style>
    <style:style style:name="P32" style:family="paragraph" style:parent-style-name="Table_20_Contents">
      <style:text-properties style:font-name="FreeSans1" fo:font-size="11pt" officeooo:rsid="009a4565" officeooo:paragraph-rsid="00bff2f3" style:font-size-asian="11pt" style:font-size-complex="11pt"/>
    </style:style>
    <style:style style:name="P33" style:family="paragraph" style:parent-style-name="Table_20_Contents">
      <style:text-properties style:font-name="FreeSans1" fo:font-size="11pt" officeooo:rsid="009a4565" officeooo:paragraph-rsid="00d215c6" style:font-size-asian="11pt" style:font-size-complex="11pt"/>
    </style:style>
    <style:style style:name="P34" style:family="paragraph" style:parent-style-name="Table_20_Contents">
      <style:text-properties style:font-name="FreeSans1" fo:font-size="11pt" officeooo:rsid="009a4565" officeooo:paragraph-rsid="00ea0fe5" style:font-size-asian="11pt" style:font-size-complex="11pt"/>
    </style:style>
    <style:style style:name="P35" style:family="paragraph" style:parent-style-name="Table_20_Contents">
      <style:text-properties style:font-name="FreeSans1" fo:font-size="11pt" officeooo:rsid="009a4565" officeooo:paragraph-rsid="00ec041c" style:font-size-asian="11pt" style:font-size-complex="11pt"/>
    </style:style>
    <style:style style:name="P36" style:family="paragraph" style:parent-style-name="Table_20_Contents">
      <style:text-properties style:font-name="FreeSans1" fo:font-size="11pt" officeooo:rsid="009a4565" officeooo:paragraph-rsid="00ed812d" style:font-size-asian="11pt" style:font-size-complex="11pt"/>
    </style:style>
    <style:style style:name="P37" style:family="paragraph" style:parent-style-name="Table_20_Contents">
      <style:text-properties style:font-name="FreeSans1" fo:font-size="11pt" officeooo:rsid="009a4565" officeooo:paragraph-rsid="00eed312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ans1" fo:font-size="11pt" officeooo:rsid="00abeb99" officeooo:paragraph-rsid="00abeb99" style:font-size-asian="11pt" style:font-size-complex="11pt"/>
    </style:style>
    <style:style style:name="P39" style:family="paragraph" style:parent-style-name="Table_20_Contents">
      <style:text-properties style:font-name="FreeSans1" fo:font-size="11pt" officeooo:rsid="00abeb99" officeooo:paragraph-rsid="00abeb99" style:font-size-asian="11pt" style:font-size-complex="11pt"/>
    </style:style>
    <style:style style:name="P40" style:family="paragraph" style:parent-style-name="Table_20_Contents">
      <style:text-properties style:font-name="FreeSans1" fo:font-size="11pt" officeooo:rsid="00abeb99" officeooo:paragraph-rsid="00ba1536" style:font-size-asian="11pt" style:font-size-complex="11pt"/>
    </style:style>
    <style:style style:name="P41" style:family="paragraph" style:parent-style-name="Table_20_Contents">
      <style:text-properties style:font-name="FreeSans1" fo:font-size="11pt" officeooo:rsid="00abeb99" officeooo:paragraph-rsid="00d02019" style:font-size-asian="11pt" style:font-size-complex="11pt"/>
    </style:style>
    <style:style style:name="P42" style:family="paragraph" style:parent-style-name="Table_20_Contents">
      <style:text-properties style:font-name="FreeSans1" fo:font-size="11pt" officeooo:rsid="00ad3756" officeooo:paragraph-rsid="00af2cb5" style:font-size-asian="11pt" style:font-size-complex="11pt"/>
    </style:style>
    <style:style style:name="P43" style:family="paragraph" style:parent-style-name="Table_20_Contents">
      <style:text-properties style:font-name="FreeSans1" fo:font-size="11pt" officeooo:rsid="00ad3756" officeooo:paragraph-rsid="00ce9b4b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ans1" fo:font-size="11pt" officeooo:rsid="009ef996" officeooo:paragraph-rsid="00a27337" style:font-size-asian="11pt" style:font-size-complex="11pt"/>
    </style:style>
    <style:style style:name="P45" style:family="paragraph" style:parent-style-name="Table_20_Contents">
      <style:text-properties style:font-name="FreeSans1" fo:font-size="11pt" officeooo:rsid="009cfa43" officeooo:paragraph-rsid="00a27337" style:font-size-asian="11pt" style:font-size-complex="11pt"/>
    </style:style>
    <style:style style:name="P46" style:family="paragraph" style:parent-style-name="Table_20_Contents">
      <style:text-properties style:font-name="FreeSans1" fo:font-size="11pt" officeooo:rsid="00aa06d7" officeooo:paragraph-rsid="00aa06d7" style:font-size-asian="11pt" style:font-size-complex="11pt"/>
    </style:style>
    <style:style style:name="P47" style:family="paragraph" style:parent-style-name="Table_20_Contents">
      <style:text-properties style:font-name="FreeSans1" fo:font-size="11pt" officeooo:rsid="00aa149a" officeooo:paragraph-rsid="00aa149a" style:font-size-asian="11pt" style:font-size-complex="11pt"/>
    </style:style>
    <style:style style:name="P48" style:family="paragraph" style:parent-style-name="Table_20_Contents">
      <style:text-properties style:font-name="FreeSans1" fo:font-size="11pt" officeooo:rsid="003bd18e" officeooo:paragraph-rsid="00a27337" style:font-size-asian="11pt" style:font-size-complex="11pt"/>
    </style:style>
    <style:style style:name="P49" style:family="paragraph" style:parent-style-name="Table_20_Contents">
      <style:text-properties style:font-name="FreeSans1" fo:font-size="11pt" officeooo:rsid="00bcec99" officeooo:paragraph-rsid="00bcec99" style:font-size-asian="11pt" style:font-size-complex="11pt"/>
    </style:style>
    <style:style style:name="P50" style:family="paragraph" style:parent-style-name="Table_20_Contents">
      <style:text-properties style:font-name="FreeSans1" fo:font-size="11pt" officeooo:rsid="00cab9f4" officeooo:paragraph-rsid="00cab9f4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ans1" fo:font-size="11pt" officeooo:rsid="00ce9b4b" officeooo:paragraph-rsid="00ce9b4b" style:font-size-asian="11pt" style:font-size-complex="11pt"/>
    </style:style>
    <style:style style:name="P52" style:family="paragraph" style:parent-style-name="Table_20_Contents">
      <style:text-properties style:font-name="FreeSans1" fo:font-size="11pt" officeooo:rsid="00ddbdd0" officeooo:paragraph-rsid="00ddbdd0" style:font-size-asian="11pt" style:font-size-complex="11pt"/>
    </style:style>
    <style:style style:name="P53" style:family="paragraph" style:parent-style-name="Table_20_Contents">
      <style:text-properties style:font-name="FreeSans1" fo:font-size="11pt" officeooo:rsid="00e8137b" officeooo:paragraph-rsid="00e8137b" style:font-size-asian="11pt" style:font-size-complex="11pt"/>
    </style:style>
    <style:style style:name="P54" style:family="paragraph" style:parent-style-name="Table_20_Contents">
      <style:text-properties style:font-name="FreeSans1" fo:font-size="11pt" officeooo:paragraph-rsid="00f10195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ans1" fo:font-size="11pt" officeooo:rsid="00f21942" officeooo:paragraph-rsid="00f21942" style:font-size-asian="11pt" style:font-size-complex="11pt"/>
    </style:style>
    <style:style style:name="P56" style:family="paragraph" style:parent-style-name="Table_20_Contents">
      <style:text-properties style:font-name="FreeSans1" fo:font-size="11pt" officeooo:rsid="003d84f4" officeooo:paragraph-rsid="00a27337" style:font-size-asian="11pt" style:font-size-complex="11pt"/>
    </style:style>
    <style:style style:name="P57" style:family="paragraph" style:parent-style-name="Table_20_Contents">
      <style:text-properties style:font-name="FreeSans1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style:font-name="FreeSans1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style:font-name="FreeSans1" fo:font-size="11pt" fo:font-weight="bold" officeooo:rsid="003bd18e" officeooo:paragraph-rsid="00a27337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FreeSans1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style:text-outline="false" style:font-name="FreeSans1" fo:font-size="11pt" fo:font-style="italic" fo:text-shadow="none" fo:font-weight="normal" officeooo:rsid="00998a79" officeooo:paragraph-rsid="00a27337" style:font-size-asian="11pt" style:font-style-asian="italic" style:font-weight-asian="normal" style:font-size-complex="11pt" style:font-style-complex="italic" style:font-weight-complex="normal"/>
    </style:style>
    <style:style style:name="P62" style:family="paragraph" style:parent-style-name="Table_20_Contents">
      <style:text-properties style:text-outline="false" style:font-name="FreeSans1" fo:font-size="11pt" fo:font-style="italic" fo:text-shadow="none" fo:font-weight="normal" officeooo:rsid="00998a79" officeooo:paragraph-rsid="00b8c6e5" style:font-size-asian="11pt" style:font-style-asian="italic" style:font-weight-asian="normal" style:font-size-complex="11pt" style:font-style-complex="italic" style:font-weight-complex="normal"/>
    </style:style>
    <style:style style:name="P63" style:family="paragraph" style:parent-style-name="Table_20_Contents">
      <style:text-properties style:text-outline="false" style:font-name="FreeSans1" fo:font-size="11pt" fo:font-style="italic" fo:text-shadow="none" fo:font-weight="normal" officeooo:rsid="00998a79" officeooo:paragraph-rsid="00d2d135" style:font-size-asian="11pt" style:font-style-asian="italic" style:font-weight-asian="normal" style:font-size-complex="11pt" style:font-style-complex="italic" style:font-weight-complex="normal"/>
    </style:style>
    <style:style style:name="P64" style:family="paragraph" style:parent-style-name="Table_20_Contents">
      <style:paragraph-properties fo:text-align="end" style:justify-single-word="false"/>
      <style:text-properties fo:color="#405e01" style:font-name="FreeSans1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65" style:family="paragraph" style:parent-style-name="Table_20_Contents">
      <style:paragraph-properties fo:text-align="end" style:justify-single-word="false"/>
      <style:text-properties fo:color="#405e01" style:font-name="FreeSans1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66" style:family="paragraph" style:parent-style-name="Table_20_Contents">
      <style:paragraph-properties fo:text-align="end" style:justify-single-word="false"/>
      <style:text-properties fo:color="#405e01" style:font-name="FreeSans1" fo:font-size="12pt" fo:font-style="italic" officeooo:rsid="00d73e55" officeooo:paragraph-rsid="00d73e55" style:font-size-asian="12pt" style:font-style-asian="italic" style:font-size-complex="12pt" style:font-style-complex="italic"/>
    </style:style>
    <style:style style:name="P67" style:family="paragraph" style:parent-style-name="Table_20_Contents">
      <style:text-properties officeooo:paragraph-rsid="00a27337"/>
    </style:style>
    <style:style style:name="P68" style:family="paragraph" style:parent-style-name="Table_20_Contents">
      <style:text-properties officeooo:paragraph-rsid="00ecd397"/>
    </style:style>
    <style:style style:name="P69" style:family="paragraph" style:parent-style-name="Table_20_Contents">
      <style:text-properties officeooo:paragraph-rsid="00ea0fe5"/>
    </style:style>
    <style:style style:name="P70" style:family="paragraph" style:parent-style-name="Table_20_Contents">
      <style:text-properties officeooo:paragraph-rsid="00ba1536"/>
    </style:style>
    <style:style style:name="P71" style:family="paragraph" style:parent-style-name="Table_20_Contents">
      <style:text-properties officeooo:paragraph-rsid="00ec041c"/>
    </style:style>
    <style:style style:name="P72" style:family="paragraph" style:parent-style-name="Table_20_Contents">
      <style:text-properties officeooo:paragraph-rsid="00f10195"/>
    </style:style>
    <style:style style:name="P73" style:family="paragraph" style:parent-style-name="Table_20_Contents">
      <style:text-properties officeooo:paragraph-rsid="00f23bcc"/>
    </style:style>
    <style:style style:name="P74" style:family="paragraph" style:parent-style-name="Footer">
      <style:text-properties fo:font-size="2pt" style:font-size-asian="1.75pt" style:font-size-complex="2pt"/>
    </style:style>
    <style:style style:name="P75" style:family="paragraph" style:parent-style-name="Standard">
      <style:paragraph-properties fo:line-height="115%"/>
      <style:text-properties style:font-name="FreeSans1" fo:font-size="15pt" fo:letter-spacing="0.035cm" officeooo:rsid="0017e0f6" officeooo:paragraph-rsid="0017e0f6" style:font-size-asian="13.1000003814697pt" style:font-size-complex="15pt"/>
    </style:style>
    <style:style style:name="P76" style:family="paragraph" style:parent-style-name="Standard">
      <style:paragraph-properties fo:line-height="115%"/>
      <style:text-properties style:font-name="FreeSans1" fo:font-size="15pt" fo:letter-spacing="0.035cm" officeooo:rsid="00316b4f" officeooo:paragraph-rsid="00316b4f" style:font-size-asian="13.1000003814697pt" style:font-size-complex="15pt"/>
    </style:style>
    <style:style style:name="P77" style:family="paragraph" style:parent-style-name="Standard">
      <style:paragraph-properties fo:line-height="115%"/>
      <style:text-properties style:font-name="FreeSans1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8" style:family="paragraph" style:parent-style-name="Standard">
      <style:paragraph-properties fo:line-height="115%"/>
      <style:text-properties style:font-name="FreeSans1" fo:font-size="14pt" fo:letter-spacing="0.035cm" officeooo:rsid="002a61b8" officeooo:paragraph-rsid="002c475a" style:font-size-asian="14pt" style:font-size-complex="14pt"/>
    </style:style>
    <style:style style:name="P79" style:family="paragraph" style:parent-style-name="Standard">
      <style:paragraph-properties fo:line-height="115%"/>
      <style:text-properties style:font-name="FreeSans1" fo:font-size="14pt" fo:letter-spacing="0.035cm" officeooo:rsid="002a61b8" officeooo:paragraph-rsid="0034a30c" style:font-size-asian="14pt" style:font-size-complex="14pt"/>
    </style:style>
    <style:style style:name="P80" style:family="paragraph" style:parent-style-name="Standard">
      <style:paragraph-properties fo:line-height="115%"/>
      <style:text-properties style:font-name="FreeSans1" fo:font-size="14pt" fo:letter-spacing="0.035cm" officeooo:rsid="002a61b8" officeooo:paragraph-rsid="00365586" style:font-size-asian="14pt" style:font-size-complex="14pt"/>
    </style:style>
    <style:style style:name="P81" style:family="paragraph" style:parent-style-name="Standard">
      <style:paragraph-properties fo:line-height="115%"/>
      <style:text-properties style:font-name="FreeSans1" fo:font-size="14pt" fo:letter-spacing="0.035cm" officeooo:rsid="0042a6df" officeooo:paragraph-rsid="0042a6df" style:font-size-asian="14pt" style:font-size-complex="14pt"/>
    </style:style>
    <style:style style:name="P82" style:family="paragraph" style:parent-style-name="Standard">
      <style:paragraph-properties fo:line-height="115%"/>
      <style:text-properties style:font-name="FreeSans1" fo:font-size="14pt" fo:letter-spacing="0.035cm" officeooo:rsid="0042ed57" officeooo:paragraph-rsid="0042ed57" style:font-size-asian="14pt" style:font-size-complex="14pt"/>
    </style:style>
    <style:style style:name="P83" style:family="paragraph" style:parent-style-name="Standard">
      <style:paragraph-properties fo:line-height="115%"/>
      <style:text-properties style:font-name="FreeSans1" fo:font-size="14pt" fo:letter-spacing="0.035cm" officeooo:rsid="00488ae3" officeooo:paragraph-rsid="00488ae3" style:font-size-asian="14pt" style:font-size-complex="14pt"/>
    </style:style>
    <style:style style:name="P84" style:family="paragraph" style:parent-style-name="Standard">
      <style:paragraph-properties fo:line-height="115%"/>
      <style:text-properties style:font-name="FreeSans1" fo:font-size="14pt" fo:letter-spacing="0.035cm" officeooo:rsid="0049cb07" officeooo:paragraph-rsid="0049cb07" style:font-size-asian="14pt" style:font-size-complex="14pt"/>
    </style:style>
    <style:style style:name="P85" style:family="paragraph" style:parent-style-name="Standard">
      <style:paragraph-properties fo:line-height="115%"/>
      <style:text-properties style:font-name="FreeSans1" fo:font-size="14pt" fo:letter-spacing="0.035cm" officeooo:rsid="0054c814" officeooo:paragraph-rsid="0054c814" style:font-size-asian="14pt" style:font-size-complex="14pt"/>
    </style:style>
    <style:style style:name="P86" style:family="paragraph" style:parent-style-name="Standard">
      <style:paragraph-properties fo:line-height="115%"/>
      <style:text-properties style:font-name="FreeSans1" fo:font-size="14pt" fo:letter-spacing="0.035cm" officeooo:rsid="007a4a2c" officeooo:paragraph-rsid="007a4a2c" style:font-size-asian="14pt" style:font-size-complex="14pt"/>
    </style:style>
    <style:style style:name="P87" style:family="paragraph" style:parent-style-name="Standard">
      <style:paragraph-properties fo:line-height="115%"/>
      <style:text-properties style:font-name="FreeSans1" fo:font-size="14pt" fo:letter-spacing="0.035cm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88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9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90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106cm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91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92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93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94" style:family="paragraph" style:parent-style-name="Standard">
      <style:text-properties officeooo:paragraph-rsid="00a27337"/>
    </style:style>
    <style:style style:name="P95" style:family="paragraph" style:parent-style-name="Standard">
      <style:paragraph-properties fo:line-height="115%" fo:break-before="page"/>
      <style:text-properties style:font-name="FreeSans1" fo:font-size="15pt" fo:letter-spacing="0.035cm" officeooo:rsid="001e8ca6" officeooo:paragraph-rsid="001e8ca6" style:font-size-asian="13.1000003814697pt" style:font-size-complex="15pt"/>
    </style:style>
    <style:style style:name="P96" style:family="paragraph" style:parent-style-name="Standard">
      <style:paragraph-properties fo:line-height="115%" fo:break-before="page"/>
      <style:text-properties fo:color="#2c3756" style:font-name="FreeSans1" fo:font-size="16pt" fo:letter-spacing="0.035cm" fo:font-style="normal" officeooo:rsid="0032fd2a" officeooo:paragraph-rsid="00d62c03" style:font-size-asian="16pt" style:font-style-asian="normal" style:font-size-complex="16pt" style:font-style-complex="normal"/>
    </style:style>
    <style:style style:name="P97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98" style:family="paragraph" style:parent-style-name="Standard" style:list-style-name="L1">
      <style:paragraph-properties fo:line-height="115%"/>
      <style:text-properties style:font-name="FreeSans1" fo:font-size="14pt" fo:letter-spacing="0.035cm" officeooo:rsid="004f15ca" officeooo:paragraph-rsid="004f15ca" style:font-size-asian="14pt" style:font-size-complex="14pt"/>
    </style:style>
    <style:style style:name="P99" style:family="paragraph" style:parent-style-name="Standard" style:list-style-name="L1">
      <style:paragraph-properties fo:line-height="115%"/>
      <style:text-properties style:font-name="FreeSans1" fo:font-size="14pt" fo:letter-spacing="0.035cm" officeooo:rsid="0054c814" officeooo:paragraph-rsid="0054c814" style:font-size-asian="14pt" style:font-size-complex="14pt"/>
    </style:style>
    <style:style style:name="P100" style:family="paragraph" style:parent-style-name="Standard" style:list-style-name="L1">
      <style:paragraph-properties fo:line-height="115%"/>
      <style:text-properties style:font-name="FreeSans1" fo:font-size="14pt" fo:letter-spacing="0.035cm" officeooo:rsid="0054c814" officeooo:paragraph-rsid="005bbe76" style:font-size-asian="14pt" style:font-size-complex="14pt"/>
    </style:style>
    <style:style style:name="P101" style:family="paragraph" style:parent-style-name="Standard" style:list-style-name="L1">
      <style:paragraph-properties fo:line-height="115%"/>
      <style:text-properties style:font-name="FreeSans1" fo:font-size="14pt" fo:letter-spacing="0.035cm" officeooo:rsid="0054c814" officeooo:paragraph-rsid="005eefd9" style:font-size-asian="14pt" style:font-size-complex="14pt"/>
    </style:style>
    <style:style style:name="P102" style:family="paragraph" style:parent-style-name="Standard" style:list-style-name="L1">
      <style:paragraph-properties fo:line-height="115%"/>
      <style:text-properties style:font-name="FreeSans1" fo:font-size="14pt" fo:letter-spacing="0.035cm" officeooo:rsid="0057b1f6" officeooo:paragraph-rsid="0057b1f6" style:font-size-asian="14pt" style:font-size-complex="14pt"/>
    </style:style>
    <style:style style:name="P103" style:family="paragraph" style:parent-style-name="Standard" style:list-style-name="L1">
      <style:paragraph-properties fo:line-height="115%"/>
      <style:text-properties style:font-name="FreeSans1" fo:font-size="14pt" fo:letter-spacing="0.035cm" officeooo:rsid="00599694" officeooo:paragraph-rsid="00599694" style:font-size-asian="14pt" style:font-size-complex="14pt"/>
    </style:style>
    <style:style style:name="P104" style:family="paragraph" style:parent-style-name="Standard" style:list-style-name="L1">
      <style:paragraph-properties fo:line-height="115%"/>
      <style:text-properties style:font-name="FreeSans1" fo:font-size="14pt" fo:letter-spacing="0.035cm" officeooo:rsid="00599694" officeooo:paragraph-rsid="005eefd9" style:font-size-asian="14pt" style:font-size-complex="14pt"/>
    </style:style>
    <style:style style:name="P105" style:family="paragraph" style:parent-style-name="Standard" style:list-style-name="L1">
      <style:paragraph-properties fo:line-height="115%"/>
      <style:text-properties style:font-name="FreeSans1" fo:font-size="14pt" fo:letter-spacing="0.035cm" officeooo:rsid="006447c7" officeooo:paragraph-rsid="006447c7" style:font-size-asian="14pt" style:font-size-complex="14pt"/>
    </style:style>
    <style:style style:name="P106" style:family="paragraph" style:parent-style-name="Standard" style:list-style-name="L1">
      <style:paragraph-properties fo:line-height="115%"/>
      <style:text-properties officeooo:paragraph-rsid="00e3b3d9"/>
    </style:style>
    <style:style style:name="P107" style:family="paragraph" style:parent-style-name="Standard" style:list-style-name="L1">
      <style:paragraph-properties fo:line-height="115%"/>
      <style:text-properties officeooo:paragraph-rsid="00e5e383"/>
    </style:style>
    <style:style style:name="P108" style:family="paragraph" style:parent-style-name="Standard" style:list-style-name="L1">
      <style:paragraph-properties fo:line-height="115%"/>
      <style:text-properties officeooo:rsid="00e3b3d9" officeooo:paragraph-rsid="00e49c5a"/>
    </style:style>
    <style:style style:name="P109" style:family="paragraph">
      <loext:graphic-properties draw:fill-color="#2c3756"/>
    </style:style>
    <style:style style:name="P110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1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112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1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46779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text-shadow="1pt 1pt" officeooo:rsid="00b0a36a" style:font-style-asian="italic" style:font-style-complex="italic"/>
    </style:style>
    <style:style style:name="T13" style:family="text">
      <style:text-properties officeooo:rsid="004abc32"/>
    </style:style>
    <style:style style:name="T14" style:family="text">
      <style:text-properties officeooo:rsid="004daecd"/>
    </style:style>
    <style:style style:name="T15" style:family="text">
      <style:text-properties officeooo:rsid="0056037d"/>
    </style:style>
    <style:style style:name="T16" style:family="text">
      <style:text-properties officeooo:rsid="0056880a"/>
    </style:style>
    <style:style style:name="T17" style:family="text">
      <style:text-properties officeooo:rsid="005e11f2"/>
    </style:style>
    <style:style style:name="T18" style:family="text">
      <style:text-properties officeooo:rsid="00643b5b"/>
    </style:style>
    <style:style style:name="T19" style:family="text">
      <style:text-properties officeooo:rsid="006447c7"/>
    </style:style>
    <style:style style:name="T20" style:family="text">
      <style:text-properties officeooo:rsid="00754dc6"/>
    </style:style>
    <style:style style:name="T21" style:family="text">
      <style:text-properties officeooo:rsid="00781c0a"/>
    </style:style>
    <style:style style:name="T22" style:family="text">
      <style:text-properties officeooo:rsid="007be56f"/>
    </style:style>
    <style:style style:name="T23" style:family="text">
      <style:text-properties officeooo:rsid="008266cf"/>
    </style:style>
    <style:style style:name="T24" style:family="text">
      <style:text-properties officeooo:rsid="0084dcd5"/>
    </style:style>
    <style:style style:name="T25" style:family="text">
      <style:text-properties officeooo:rsid="0086fbf3"/>
    </style:style>
    <style:style style:name="T26" style:family="text">
      <style:text-properties officeooo:rsid="008a52dc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8a52dc" style:font-weight-asian="normal" style:font-weight-complex="normal"/>
    </style:style>
    <style:style style:name="T29" style:family="text">
      <style:text-properties fo:font-weight="normal" officeooo:rsid="00e2efb8" style:font-weight-asian="normal" style:font-weight-complex="normal"/>
    </style:style>
    <style:style style:name="T30" style:family="text">
      <style:text-properties fo:font-weight="normal" officeooo:rsid="00f23bcc" style:font-weight-asian="normal" style:font-weight-complex="normal"/>
    </style:style>
    <style:style style:name="T31" style:family="text">
      <style:text-properties officeooo:rsid="008b7029"/>
    </style:style>
    <style:style style:name="T32" style:family="text">
      <style:text-properties officeooo:rsid="008d5e7e"/>
    </style:style>
    <style:style style:name="T33" style:family="text">
      <style:text-properties officeooo:rsid="00926a52"/>
    </style:style>
    <style:style style:name="T34" style:family="text">
      <style:text-properties officeooo:rsid="00927cb8"/>
    </style:style>
    <style:style style:name="T35" style:family="text">
      <style:text-properties style:use-window-font-color="true" style:text-underline-style="none"/>
    </style:style>
    <style:style style:name="T36" style:family="text">
      <style:text-properties style:use-window-font-color="true" style:text-underline-style="none" officeooo:rsid="00ea0fe5"/>
    </style:style>
    <style:style style:name="T37" style:family="text">
      <style:text-properties style:use-window-font-color="true" style:text-underline-style="none" officeooo:rsid="00ec041c"/>
    </style:style>
    <style:style style:name="T38" style:family="text">
      <style:text-properties style:use-window-font-color="true" style:text-underline-style="none" officeooo:rsid="00ed812d"/>
    </style:style>
    <style:style style:name="T39" style:family="text">
      <style:text-properties style:use-window-font-color="true" fo:text-shadow="1pt 1pt" style:text-underline-style="none"/>
    </style:style>
    <style:style style:name="T40" style:family="text">
      <style:text-properties style:use-window-font-color="true" fo:text-shadow="1pt 1pt" style:text-underline-style="none" officeooo:rsid="009808ea"/>
    </style:style>
    <style:style style:name="T41" style:family="text">
      <style:text-properties style:use-window-font-color="true" style:text-outline="false" style:text-position="0% 100%" style:font-name="FreeSans1" fo:font-style="normal" fo:text-shadow="none" fo:font-weight="normal" style:font-style-asian="normal" style:font-weight-asian="normal" style:font-style-complex="normal" style:font-weight-complex="normal"/>
    </style:style>
    <style:style style:name="T42" style:family="text">
      <style:text-properties style:use-window-font-color="true" style:text-outline="false" fo:font-size="11pt" fo:font-style="italic" fo:text-shadow="none" style:text-underline-style="none" fo:font-weight="normal" officeooo:rsid="009808ea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style:use-window-font-color="true" style:font-name="FreeSans1" fo:font-size="11pt" fo:text-shadow="1pt 1pt" style:text-underline-style="none" officeooo:rsid="00998a79" style:font-size-asian="11pt" style:font-size-complex="11pt"/>
    </style:style>
    <style:style style:name="T44" style:family="text">
      <style:text-properties style:use-window-font-color="true" style:font-name="FreeSans1" fo:font-size="11pt" fo:text-shadow="1pt 1pt" style:text-underline-style="none" officeooo:rsid="00e88290" style:font-size-asian="11pt" style:font-size-complex="11pt"/>
    </style:style>
    <style:style style:name="T45" style:family="text">
      <style:text-properties style:use-window-font-color="true" style:font-name="FreeSans1" fo:font-size="11pt" style:text-underline-style="none" officeooo:rsid="00998a79" style:font-size-asian="11pt" style:font-size-complex="11pt"/>
    </style:style>
    <style:style style:name="T46" style:family="text">
      <style:text-properties officeooo:rsid="009b3d4d"/>
    </style:style>
    <style:style style:name="T47" style:family="text">
      <style:text-properties officeooo:rsid="00aa149a"/>
    </style:style>
    <style:style style:name="T48" style:family="text">
      <style:text-properties officeooo:rsid="00abeb99"/>
    </style:style>
    <style:style style:name="T49" style:family="text">
      <style:text-properties officeooo:rsid="00af2cb5"/>
    </style:style>
    <style:style style:name="T50" style:family="text">
      <style:text-properties officeooo:rsid="00b0a36a"/>
    </style:style>
    <style:style style:name="T51" style:family="text">
      <style:text-properties officeooo:rsid="00b426a3"/>
    </style:style>
    <style:style style:name="T52" style:family="text">
      <style:text-properties fo:text-shadow="1pt 1pt" officeooo:rsid="00af2cb5"/>
    </style:style>
    <style:style style:name="T53" style:family="text">
      <style:text-properties fo:text-shadow="1pt 1pt" officeooo:rsid="00b0a36a"/>
    </style:style>
    <style:style style:name="T54" style:family="text">
      <style:text-properties fo:text-shadow="none" officeooo:rsid="00d3510f"/>
    </style:style>
    <style:style style:name="T55" style:family="text">
      <style:text-properties fo:text-shadow="none" style:text-underline-style="none" fo:font-weight="bold" style:font-weight-asian="bold" style:font-weight-complex="bold"/>
    </style:style>
    <style:style style:name="T56" style:family="text">
      <style:text-properties style:text-outline="false" style:font-name="FreeSans1" fo:font-size="11pt" fo:font-style="italic" fo:text-shadow="none" fo:font-weight="normal" style:font-size-asian="11pt" style:font-style-asian="italic" style:font-weight-asian="normal" style:font-size-complex="11pt" style:font-style-complex="italic" style:font-weight-complex="normal"/>
    </style:style>
    <style:style style:name="T57" style:family="text">
      <style:text-properties style:text-outline="false" style:font-name="FreeSans1" fo:font-size="11pt" fo:font-style="italic" fo:text-shadow="none" fo:font-weight="normal" officeooo:rsid="00c8fa13" style:font-size-asian="11pt" style:font-style-asian="italic" style:font-weight-asian="normal" style:font-size-complex="11pt" style:font-style-complex="italic" style:font-weight-complex="normal"/>
    </style:style>
    <style:style style:name="T58" style:family="text">
      <style:text-properties style:text-outline="false" style:font-name="FreeSans1" fo:font-size="11pt" fo:font-style="italic" fo:text-shadow="1pt 1pt" fo:font-weight="normal" style:font-size-asian="11pt" style:font-style-asian="italic" style:font-weight-asian="normal" style:font-size-complex="11pt" style:font-style-complex="italic" style:font-weight-complex="normal"/>
    </style:style>
    <style:style style:name="T59" style:family="text">
      <style:text-properties style:text-outline="false" style:font-name="FreeSans1" fo:font-size="11pt" fo:font-style="italic" fo:text-shadow="1pt 1pt" fo:font-weight="normal" officeooo:rsid="00c91742" style:font-size-asian="11pt" style:font-style-asian="italic" style:font-weight-asian="normal" style:font-size-complex="11pt" style:font-style-complex="italic" style:font-weight-complex="normal"/>
    </style:style>
    <style:style style:name="T60" style:family="text">
      <style:text-properties style:text-outline="false" fo:font-size="11pt" fo:font-style="italic" fo:text-shadow="1pt 1pt" fo:font-weight="normal" style:font-size-asian="11pt" style:font-style-asian="italic" style:font-weight-asian="normal" style:font-size-complex="11pt" style:font-style-complex="italic" style:font-weight-complex="normal"/>
    </style:style>
    <style:style style:name="T61" style:family="text">
      <style:text-properties style:text-outline="false" fo:font-size="11pt" fo:font-style="italic" fo:text-shadow="none" fo:font-weight="normal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officeooo:rsid="00bff2f3"/>
    </style:style>
    <style:style style:name="T63" style:family="text">
      <style:text-properties officeooo:rsid="00d02019"/>
    </style:style>
    <style:style style:name="T64" style:family="text">
      <style:text-properties fo:color="#405e01" style:text-outline="false" style:text-position="super 58%" style:font-name="FreeSans1" fo:font-style="normal" fo:text-shadow="none" fo:font-weight="bold" officeooo:rsid="00d2d135" style:font-style-asian="normal" style:font-weight-asian="bold" style:font-style-complex="normal" style:font-weight-complex="bold"/>
    </style:style>
    <style:style style:name="T65" style:family="text">
      <style:text-properties fo:color="#405e01" style:text-position="super 58%" fo:font-size="12pt" fo:font-style="normal" style:text-underline-style="none" fo:font-weight="bold" officeooo:rsid="00d2d135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officeooo:rsid="00d3510f"/>
    </style:style>
    <style:style style:name="T67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68" style:family="text">
      <style:text-properties officeooo:rsid="00e14778"/>
    </style:style>
    <style:style style:name="T69" style:family="text">
      <style:text-properties officeooo:rsid="00e2efb8"/>
    </style:style>
    <style:style style:name="T70" style:family="text">
      <style:text-properties officeooo:rsid="00e3b3d9"/>
    </style:style>
    <style:style style:name="T71" style:family="text">
      <style:text-properties style:font-name="FreeSans1" fo:font-size="14pt" fo:letter-spacing="0.035cm" style:font-size-asian="14pt" style:font-size-complex="14pt"/>
    </style:style>
    <style:style style:name="T72" style:family="text">
      <style:text-properties style:font-name="FreeSans1" fo:font-size="14pt" fo:letter-spacing="0.035cm" officeooo:rsid="0054c814" style:font-size-asian="14pt" style:font-size-complex="14pt"/>
    </style:style>
    <style:style style:name="T73" style:family="text">
      <style:text-properties style:font-name="FreeSans1" fo:font-size="14pt" fo:letter-spacing="0.035cm" officeooo:rsid="0056880a" style:font-size-asian="14pt" style:font-size-complex="14pt"/>
    </style:style>
    <style:style style:name="T74" style:family="text">
      <style:text-properties style:font-name="FreeSans1" fo:font-size="14pt" fo:letter-spacing="0.035cm" officeooo:rsid="00e3b3d9" style:font-size-asian="14pt" style:font-size-complex="14pt"/>
    </style:style>
    <style:style style:name="T75" style:family="text">
      <style:text-properties style:font-name="FreeSans1" fo:font-size="14pt" fo:letter-spacing="0.035cm" officeooo:rsid="00e49c5a" style:font-size-asian="14pt" style:font-size-complex="14pt"/>
    </style:style>
    <style:style style:name="T76" style:family="text">
      <style:text-properties style:font-name="FreeSans1" fo:font-size="14pt" fo:letter-spacing="0.035cm" officeooo:rsid="00e5e383" style:font-size-asian="14pt" style:font-size-complex="14pt"/>
    </style:style>
    <style:style style:name="T77" style:family="text">
      <style:text-properties style:font-name="FreeSans1" fo:font-size="14pt" fo:letter-spacing="0.035cm" officeooo:rsid="0057b1f6" style:font-size-asian="14pt" style:font-size-complex="14pt"/>
    </style:style>
    <style:style style:name="T78" style:family="text">
      <style:text-properties style:font-name="FreeSans1" fo:font-size="14pt" fo:letter-spacing="0.035cm" officeooo:rsid="00efe50f" style:font-size-asian="14pt" style:font-size-complex="14pt"/>
    </style:style>
    <style:style style:name="T79" style:family="text">
      <style:text-properties style:font-name="FreeSans1" fo:font-size="11pt" fo:font-weight="bold" style:font-size-asian="11pt" style:font-weight-asian="bold" style:font-size-complex="11pt" style:font-weight-complex="bold"/>
    </style:style>
    <style:style style:name="T80" style:family="text">
      <style:text-properties style:font-name="FreeSans1" fo:font-size="11pt" fo:font-weight="bold" officeooo:rsid="003a7e6e" style:font-size-asian="11pt" style:font-weight-asian="bold" style:font-size-complex="11pt" style:font-weight-complex="bold"/>
    </style:style>
    <style:style style:name="T81" style:family="text">
      <style:text-properties style:font-name="FreeSans1" fo:font-size="11pt" fo:font-weight="bold" officeooo:rsid="003d84f4" style:font-size-asian="11pt" style:font-weight-asian="bold" style:font-size-complex="11pt" style:font-weight-complex="bold"/>
    </style:style>
    <style:style style:name="T82" style:family="text">
      <style:text-properties style:font-name="FreeSans1" fo:font-size="11pt" style:font-size-asian="11pt" style:font-size-complex="11pt"/>
    </style:style>
    <style:style style:name="T83" style:family="text">
      <style:text-properties style:font-name="FreeSans1" fo:font-size="11pt" officeooo:rsid="0082c6f3" style:font-size-asian="11pt" style:font-size-complex="11pt"/>
    </style:style>
    <style:style style:name="T84" style:family="text">
      <style:text-properties style:font-name="FreeSans1" fo:font-size="11pt" officeooo:rsid="00e76521" style:font-size-asian="11pt" style:font-size-complex="11pt"/>
    </style:style>
    <style:style style:name="T85" style:family="text">
      <style:text-properties style:font-name="FreeSans1" fo:font-size="11pt" officeooo:rsid="009a4565" style:font-size-asian="11pt" style:font-size-complex="11pt"/>
    </style:style>
    <style:style style:name="T86" style:family="text">
      <style:text-properties style:font-name="FreeSans1" fo:font-size="11pt" officeooo:rsid="00ecd397" style:font-size-asian="11pt" style:font-size-complex="11pt"/>
    </style:style>
    <style:style style:name="T87" style:family="text">
      <style:text-properties style:font-name="FreeSans1" fo:font-size="11pt" officeooo:rsid="00ec041c" style:font-size-asian="11pt" style:font-size-complex="11pt"/>
    </style:style>
    <style:style style:name="T88" style:family="text">
      <style:text-properties style:font-name="FreeSans1" fo:font-size="11pt" officeooo:rsid="00ed812d" style:font-size-asian="11pt" style:font-size-complex="11pt"/>
    </style:style>
    <style:style style:name="T89" style:family="text">
      <style:text-properties style:font-name="FreeSans1" fo:font-size="11pt" officeooo:rsid="00eed312" style:font-size-asian="11pt" style:font-size-complex="11pt"/>
    </style:style>
    <style:style style:name="T90" style:family="text">
      <style:text-properties style:font-name="FreeSans1" fo:font-size="11pt" officeooo:rsid="00b3668c" style:font-size-asian="11pt" style:font-size-complex="11pt"/>
    </style:style>
    <style:style style:name="T91" style:family="text">
      <style:text-properties style:font-name="FreeSans1" fo:font-size="11pt" officeooo:rsid="00ba1536" style:font-size-asian="11pt" style:font-size-complex="11pt"/>
    </style:style>
    <style:style style:name="T92" style:family="text">
      <style:text-properties style:font-name="FreeSans1" fo:font-size="11pt" officeooo:rsid="00ea0fe5" style:font-size-asian="11pt" style:font-size-complex="11pt"/>
    </style:style>
    <style:style style:name="T93" style:family="text">
      <style:text-properties style:font-name="FreeSans1" fo:font-size="11pt" officeooo:rsid="00f10195" style:font-size-asian="11pt" style:font-size-complex="11pt"/>
    </style:style>
    <style:style style:name="T94" style:family="text">
      <style:text-properties style:font-name="FreeSans1" fo:font-size="11pt" officeooo:rsid="003d84f4" style:font-size-asian="11pt" style:font-size-complex="11pt"/>
    </style:style>
    <style:style style:name="T95" style:family="text">
      <style:text-properties style:font-name="FreeSans1" fo:font-size="11pt" officeooo:rsid="00f23bcc" style:font-size-asian="11pt" style:font-size-complex="11pt"/>
    </style:style>
    <style:style style:name="T96" style:family="text">
      <style:text-properties style:font-name="FreeSans1" fo:font-size="11pt" officeooo:rsid="00e2efb8" style:font-size-asian="11pt" style:font-size-complex="11pt"/>
    </style:style>
    <style:style style:name="T97" style:family="text">
      <style:text-properties style:font-name="FreeSans1" fo:font-size="11pt" fo:font-weight="normal" officeooo:rsid="008f7733" style:font-size-asian="11pt" style:font-weight-asian="normal" style:font-size-complex="11pt" style:font-weight-complex="normal"/>
    </style:style>
    <style:style style:name="T98" style:family="text">
      <style:text-properties style:font-name="FreeSans1" fo:font-size="11pt" fo:font-weight="normal" officeooo:rsid="00e8137b" style:font-size-asian="11pt" style:font-weight-asian="normal" style:font-size-complex="11pt" style:font-weight-complex="normal"/>
    </style:style>
    <style:style style:name="T99" style:family="text">
      <style:text-properties officeooo:rsid="00e49c5a"/>
    </style:style>
    <style:style style:name="T100" style:family="text">
      <style:text-properties officeooo:rsid="00e5e383"/>
    </style:style>
    <style:style style:name="T101" style:family="text">
      <style:text-properties officeooo:rsid="00e88290"/>
    </style:style>
    <style:style style:name="T102" style:family="text">
      <style:text-properties officeooo:rsid="00ec041c"/>
    </style:style>
    <style:style style:name="T103" style:family="text">
      <style:text-properties officeooo:rsid="00ecd397"/>
    </style:style>
    <style:style style:name="T104" style:family="text">
      <style:text-properties officeooo:rsid="009a4565"/>
    </style:style>
    <style:style style:name="T105" style:family="text">
      <style:text-properties officeooo:rsid="00ed812d"/>
    </style:style>
    <style:style style:name="T106" style:family="text">
      <style:text-properties officeooo:rsid="00eed312"/>
    </style:style>
    <style:style style:name="T107" style:family="text">
      <style:text-properties officeooo:rsid="00efe50f"/>
    </style:style>
    <style:style style:name="T108" style:family="text">
      <style:text-properties officeooo:rsid="00f10195"/>
    </style:style>
    <style:style style:name="T109" style:family="text">
      <style:text-properties fo:font-variant="normal" fo:text-transform="none" fo:color="#405e01" style:text-outline="false" style:text-line-through-style="none" style:text-line-through-type="none" style:text-position="0% 100%" style:font-name="FreeSans1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0" draw:name="Shape2" draw:style-name="gr1" draw:text-style-name="P109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109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90">Caso de prueba <text:span text:style-name="T66">CP01: </text:span><text:span text:style-name="T54">Funcionalidad de ABM de gestores de formularios</text:span></text:p>
      <text:p text:style-name="P88"><draw:frame draw:style-name="fr1" draw:name="Image1" text:anchor-type="as-char" svg:width="14.6cm" svg:height="6.6cm" draw:z-index="12"><draw:image xlink:href="Pictures/1000020100000226000000FA48EFF3AC67F122C2.png" xlink:type="simple" xlink:show="embed" xlink:actuate="onLoad" loext:mime-type="image/png"/></draw:frame></text:p>
      <text:p text:style-name="P89"><text:span text:style-name="T8">Proyecto </text:span><text:span text:style-name="T5">Colibrí</text:span></text:p>
      <text:p text:style-name="P75"/>
      <text:p text:style-name="P77">Asignatura</text:p>
      <text:p text:style-name="P75">Laboratorio de desarrollo de software</text:p>
      <text:p text:style-name="P75"/>
      <text:p text:style-name="P77">Autor</text:p>
      <text:p text:style-name="P76">Cinthia Lima</text:p>
      <text:p text:style-name="P75"/>
      <text:p text:style-name="P77">Fecha de redacción</text:p>
      <text:p text:style-name="P75"><text:span text:style-name="T2">10</text:span>/<text:span text:style-name="T2">11</text:span>/<text:span text:style-name="T2">2017</text:span></text:p>
      <text:p text:style-name="P95"><draw:custom-shape text:anchor-type="paragraph" draw:z-index="1" draw:name="Shape1" draw:style-name="gr3" draw:text-style-name="P112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111" svg:width="6.501cm" svg:height="18.5cm" svg:x="0.499cm" svg:y="0.75cm"><draw:text-box><text:p text:style-name="P110"><text:span text:style-name="T109">En <text:s/>este documento se establecen de manera precisa las condiciones de ejecución, las entradas y salidas esperadas de los diferentes casos de pruebas.</text:span></text:p></draw:text-box></draw:frame></text:p>
      <text:p text:style-name="P97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Descripción general</text:p>
          </table:table-cell>
          <table:table-cell table:style-name="Table5.A1" office:value-type="string">
            <text:p text:style-name="P64">Página 4</text:p>
          </table:table-cell>
        </table:table-row>
        <table:table-row>
          <table:table-cell table:style-name="Table5.A1" office:value-type="string">
            <text:p text:style-name="P7">Condiciones de ejecución</text:p>
          </table:table-cell>
          <table:table-cell table:style-name="Table5.A1" office:value-type="string">
            <text:p text:style-name="P64">Página 4</text:p>
          </table:table-cell>
        </table:table-row>
        <table:table-row>
          <table:table-cell table:style-name="Table5.A1" office:value-type="string">
            <text:p text:style-name="P7">Entrada</text:p>
          </table:table-cell>
          <table:table-cell table:style-name="Table5.A1" office:value-type="string">
            <text:p text:style-name="P64">Página 4 y 5</text:p>
          </table:table-cell>
        </table:table-row>
        <table:table-row>
          <table:table-cell table:style-name="Table5.A1" office:value-type="string">
            <text:p text:style-name="P7">Resultado esperado</text:p>
          </table:table-cell>
          <table:table-cell table:style-name="Table5.A1" office:value-type="string">
            <text:p text:style-name="P64">Página 5</text:p>
          </table:table-cell>
        </table:table-row>
        <table:table-row>
          <table:table-cell table:style-name="Table5.A1" office:value-type="string">
            <text:p text:style-name="P7">Evaluación de la prueba</text:p>
          </table:table-cell>
          <table:table-cell table:style-name="Table5.A1" office:value-type="string">
            <text:p text:style-name="P65">Página 5</text:p>
          </table:table-cell>
        </table:table-row>
        <table:table-row>
          <table:table-cell table:style-name="Table5.A1" office:value-type="string">
            <text:p text:style-name="P7">Tabla de Caso de prueba</text:p>
          </table:table-cell>
          <table:table-cell table:style-name="Table5.A1" office:value-type="string">
            <text:p text:style-name="P66">Página 6, 7 y 8</text:p>
          </table:table-cell>
        </table:table-row>
      </table:table>
      <text:p text:style-name="P96"><text:span text:style-name="T67">CP01: “Funcionalidad de ABM gestores de formularios</text:span><text:span text:style-name="T55">”</text:span></text:p>
      <text:p text:style-name="P91">Descripción <text:span text:style-name="T9">general</text:span></text:p>
      <text:p text:style-name="P81">Mediante este caso de prueba se buscar verificar el correcto funcionamiento de la inserción, eliminación y modificación de gestores de formularios <text:span text:style-name="T23">del CU</text:span><text:span text:style-name="T70">10</text:span><text:span text:style-name="T23"> : “ABM de gestores de formularios”</text:span>. <text:span text:style-name="T20">Probando cada funcionalidad de manera individual probando con varias posibilidades de entradas.</text:span></text:p>
      <text:p text:style-name="P78"/>
      <text:p text:style-name="P92">Condiciones de ejecución</text:p>
      <text:p text:style-name="P82">Para la ejecución de este caso de prueba debe existir una base de datos <text:span text:style-name="T10">implementada en un servidor</text:span> que posea las entidades “Usuario” y “Gestor de formularios”.</text:p>
      <text:p text:style-name="P84">También se debe hacer el previo inicio de sesión con permisos de administrador para <text:span text:style-name="T13">poder acceder a las funcionalidades antes mencionadas.</text:span></text:p>
      <text:p text:style-name="P79"/>
      <text:p text:style-name="P93">Entrada</text:p>
      <text:p text:style-name="P83">Se realizaran 3 secuencias de pruebas, una para cada funcionalidad del ABM (Alta, Baja y Modificación <text:span text:style-name="T11">de gestores de formularios</text:span>)</text:p>
      <text:p text:style-name="P84">Se <text:span text:style-name="T14">describirán tres paso a paso para cada funcionalidad:</text:span></text:p>
      <text:list xml:id="list1272355204" text:style-name="L1">
        <text:list-item>
          <text:p text:style-name="P98">Alta de gestor de formularios</text:p>
          <text:list>
            <text:list-item>
              <text:p text:style-name="P99">Paso 1: <text:span text:style-name="T15">Se ingresa al sistema Colibrí con un usuario con permisos de administrador.</text:span></text:p>
            </text:list-item>
            <text:list-item>
              <text:p text:style-name="P106"><text:span text:style-name="T72">Paso 2: </text:span><text:span text:style-name="T73">Se </text:span><text:span text:style-name="T74">presiona el botón para dar de alta a un nuevo gestor de formularios.</text:span></text:p>
            </text:list-item>
            <text:list-item>
              <text:p text:style-name="P108"><text:span text:style-name="T71">Paso 3: Se listan los usuarios registrados. </text:span><text:span text:style-name="T75">(Se puede buscar por nombre o email dentro del listado)</text:span></text:p>
            </text:list-item>
            <text:list-item>
              <text:p text:style-name="P106"><text:span text:style-name="T74">Pa</text:span><text:span text:style-name="T72">so </text:span><text:span text:style-name="T74">4</text:span><text:span text:style-name="T72">: </text:span><text:span text:style-name="T73">Se selecciona </text:span><text:span text:style-name="T75">el usuario que se desea </text:span><text:span text:style-name="T73">dar de alta </text:span><text:span text:style-name="T75">como gestor de formularios. </text:span></text:p>
            </text:list-item>
            <text:list-item>
              <text:p text:style-name="P102"><text:soft-page-break/>Paso <text:span text:style-name="T99">5</text:span>: Se completa el formulario con los campos definidos en el mismo con “datos de prueba”. <text:span text:style-name="T99">Se le define una cuota de creación y si tiene permiso para publicar formularios sin previa revisión.</text:span></text:p>
            </text:list-item>
            <text:list-item>
              <text:p text:style-name="P103">Paso <text:span text:style-name="T99">6</text:span>: Se da de alta al nuevo gestor de formularios.</text:p>
            </text:list-item>
          </text:list>
        </text:list-item>
        <text:list-item>
          <text:p text:style-name="P98">Baja de gestor de formularios</text:p>
          <text:list>
            <text:list-item>
              <text:p text:style-name="P100">Paso 1: <text:span text:style-name="T15">Se ingresa al sistema Colibrí con un usuario con permisos de administrador.</text:span></text:p>
            </text:list-item>
            <text:list-item>
              <text:p text:style-name="P100">Paso 2: <text:span text:style-name="T16">Se listan los gestores de formularios.</text:span></text:p>
            </text:list-item>
            <text:list-item>
              <text:p text:style-name="P100">Paso 3: <text:span text:style-name="T16">Se selecciona la opción para dar de baja a un gestor de formularios.</text:span></text:p>
            </text:list-item>
            <text:list-item>
              <text:p text:style-name="P105">Paso 4: Se abre una dialogo para confirmar la baja de un gestor</text:p>
            </text:list-item>
            <text:list-item>
              <text:p text:style-name="P100">Paso <text:span text:style-name="T19">5</text:span>: <text:span text:style-name="T17">Se da de baja al gestor de formularios.</text:span></text:p>
            </text:list-item>
          </text:list>
        </text:list-item>
        <text:list-item>
          <text:p text:style-name="P98">Modificar gestor de formularios</text:p>
          <text:list>
            <text:list-item>
              <text:p text:style-name="P101">Paso 1: <text:span text:style-name="T15">Se ingresa al sistema Colibrí con un usuario con permisos de administrador.</text:span></text:p>
            </text:list-item>
            <text:list-item>
              <text:p text:style-name="P101">Paso 2: <text:span text:style-name="T16">Se listan los gestores de formularios.</text:span></text:p>
            </text:list-item>
            <text:list-item>
              <text:p text:style-name="P107"><text:span text:style-name="T72">Paso 3: </text:span><text:span text:style-name="T73">Se selecciona la opción </text:span><text:span text:style-name="T75">de parám</text:span><text:span text:style-name="T76">e</text:span><text:span text:style-name="T75">tros de un</text:span><text:span text:style-name="T73"> gestor de formularios.</text:span></text:p>
            </text:list-item>
            <text:list-item>
              <text:p text:style-name="P107"><text:span text:style-name="T77">Paso </text:span><text:span text:style-name="T76">4</text:span><text:span text:style-name="T77">: Se modifican los campos que se desean modificar: </text:span><text:span text:style-name="T76">cuota de creación o/y permiso </text:span><text:span text:style-name="T78">de p</text:span><text:span text:style-name="T76">ublicación.</text:span></text:p>
            </text:list-item>
            <text:list-item>
              <text:p text:style-name="P104">Paso <text:span text:style-name="T100">5</text:span> Se <text:span text:style-name="T18">guardan los cambios de las modificaciones.</text:span></text:p>
            </text:list-item>
          </text:list>
        </text:list-item>
      </text:list>
      <text:p text:style-name="P85"/>
      <text:p text:style-name="P93">Resultado esperado</text:p>
      <text:p text:style-name="P86">Poder realizar la alta, baja y modificación de un <text:span text:style-name="T22">gestor de formularios de manera exitosa.</text:span></text:p>
      <text:p text:style-name="P80"/>
      <text:p text:style-name="P93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Pendiente de prueba</text:p>
          </table:table-cell>
          <table:table-cell table:style-name="Table4.A1" office:value-type="string">
            <text:p text:style-name="P10">Realizado con éxito</text:p>
          </table:table-cell>
          <table:table-cell table:style-name="Table4.C1" office:value-type="string">
            <text:p text:style-name="P10">Realizado sin éxito</text:p>
          </table:table-cell>
        </table:table-row>
        <table:table-row table:style-name="Table4.2">
          <table:table-cell table:style-name="Table4.A2" office:value-type="string">
            <text:p text:style-name="P11"/>
          </table:table-cell>
          <table:table-cell table:style-name="Table4.B2" office:value-type="string">
            <text:p text:style-name="P12">x</text:p>
          </table:table-cell>
          <table:table-cell table:style-name="Table4.C2" office:value-type="string">
            <text:p text:style-name="P13"/>
          </table:table-cell>
        </table:table-row>
      </table:table>
      <text:p text:style-name="P87">CP01 : Funcionalidad de ABM gestores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7"><text:span text:style-name="T4">Proyecto:</text:span> <text:span text:style-name="T21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8"><text:span text:style-name="T4">Nivel de prueba:</text:span> <text:span text:style-name="T26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67"><text:span text:style-name="T79">ID Caso de uso:</text:span><text:span text:style-name="T82"> </text:span><text:span text:style-name="T83">CU</text:span><text:span text:style-name="T84">10</text:span><text:span text:style-name="T83"> → Incluye: CU</text:span><text:span text:style-name="T84">11</text:span><text:span text:style-name="T83">, CU1</text:span><text:span text:style-name="T84">2</text:span><text:span text:style-name="T83">, CU1</text:span><text:span text:style-name="T84">3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8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32">Prueba de funcionalidad y Pruebas de interfaz</text:span></text:p>
          </table:table-cell>
          <table:covered-table-cell/>
        </table:table-row>
        <text:soft-page-break/>
        <table:table-row>
          <table:table-cell table:style-name="Table1.A6" table:number-columns-spanned="3" office:value-type="string">
            <text:p text:style-name="P19"><text:span text:style-name="T4">ID Requerimiento:</text:span> <text:span text:style-name="T24">RF07, RF08, RF09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20"><text:span text:style-name="T4">Autor de Caso de prueba:</text:span> <text:span text:style-name="T25">Cinthia Lima</text:span></text:p>
          </table:table-cell>
          <table:covered-table-cell/>
        </table:table-row>
        <table:table-row table:style-name="Table1.4">
          <table:table-cell table:style-name="Table1.A6" table:number-columns-spanned="3" office:value-type="string">
            <text:p text:style-name="P20"><text:span text:style-name="T4">Nombre Escenario:</text:span> <text:span text:style-name="T25">Escenario principal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20"><text:span text:style-name="T4">Nombre del Probador:</text:span> <text:span text:style-name="T25">Cinthia Lima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67"><text:span text:style-name="T80">Versión del Caso de prueba: </text:span><text:span text:style-name="T97">1.</text:span><text:span text:style-name="T98">1</text:span></text:p>
          </table:table-cell>
          <table:covered-table-cell/>
          <table:covered-table-cell/>
          <table:table-cell table:style-name="Table1.D5" office:value-type="string">
            <text:p text:style-name="P57">Fecha de creación:</text:p>
          </table:table-cell>
          <table:table-cell table:style-name="Table1.E5" office:value-type="string">
            <text:p text:style-name="P57">Fecha de ejecución:</text:p>
          </table:table-cell>
        </table:table-row>
        <table:table-row>
          <table:table-cell table:style-name="Table1.A6" table:number-columns-spanned="3" office:value-type="string">
            <text:p text:style-name="P57">Nombre Caso de prueba: <text:span text:style-name="T28">Funcionalidad de ABM gestores de formularios</text:span></text:p>
          </table:table-cell>
          <table:covered-table-cell/>
          <table:covered-table-cell/>
          <table:table-cell table:style-name="Table1.D6" office:value-type="string">
            <text:p text:style-name="P21"><text:span text:style-name="T31">09</text:span>/<text:span text:style-name="T31">11</text:span>/<text:span text:style-name="T31">17</text:span></text:p>
            <text:p text:style-name="P55">28/05/20 (Redefinición)</text:p>
          </table:table-cell>
          <table:table-cell table:style-name="Table1.E6" office:value-type="string">
            <text:p text:style-name="P21"><text:span text:style-name="T68">14</text:span>/<text:span text:style-name="T68">11</text:span>/<text:span text:style-name="T68">17</text:span></text:p>
            <text:p text:style-name="P55">29/05/20</text:p>
          </table:table-cell>
        </table:table-row>
        <table:table-row table:style-name="Table1.7">
          <table:table-cell table:style-name="Table1.A7" table:number-columns-spanned="5" office:value-type="string">
            <text:p text:style-name="P58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22">Se deben tener una computadora con acceso <text:span text:style-name="T33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23">Se debe tener una <text:span text:style-name="T34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24"><text:span text:style-name="T51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53">Debe existir un usuario registrado que no sea gestor de formularios.</text:p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office:value-type="string">
            <text:p text:style-name="P58">N.º Paso </text:p>
          </table:table-cell>
          <table:table-cell table:style-name="Table1.A12" office:value-type="string">
            <text:p text:style-name="P58">Condición</text:p>
          </table:table-cell>
          <table:table-cell table:style-name="Table1.A12" office:value-type="string">
            <text:p text:style-name="P58">Valores</text:p>
          </table:table-cell>
          <table:table-cell table:style-name="Table1.A12" office:value-type="string">
            <text:p text:style-name="P58">Resultado Esperado</text:p>
          </table:table-cell>
          <table:table-cell table:style-name="Table1.A7" office:value-type="string">
            <text:p text:style-name="P58">Resultado Obtenido</text:p>
          </table:table-cell>
        </table:table-row>
        <table:table-row table:style-name="Table1.13">
          <table:table-cell table:style-name="Table1.A13" table:number-columns-spanned="5" office:value-type="string">
            <text:p text:style-name="P25">Al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2" office:value-type="string">
            <text:p text:style-name="P4"><text:span text:style-name="T89">5</text:span><text:span text:style-name="T90">.1</text:span></text:p>
          </table:table-cell>
          <table:table-cell table:style-name="Table1.B22" office:value-type="string">
            <text:p text:style-name="P27">Se debe ver reflejada en la base de datos <text:span text:style-name="T101">el alta de un</text:span> <text:span text:style-name="T46">nuevo gestor de formularios</text:span>. <text:span text:style-name="T101"><text:s/></text:span></text:p>
          </table:table-cell>
          <table:table-cell table:style-name="Table1.C22" office:value-type="string">
            <text:p text:style-name="P15"><text:span text:style-name="T59">c</text:span><text:span text:style-name="T58">orreo</text:span><text:span text:style-name="T64">1</text:span><text:span text:style-name="T57">= </text:span><text:span text:style-name="T42">amachini@uarg.unpa.edu.ar </text:span></text:p>
            <text:p text:style-name="P63"><text:span text:style-name="T40">n</text:span><text:span text:style-name="T39">ombre</text:span><text:span text:style-name="T65">2</text:span><text:span text:style-name="T35"> = Ariel Machini</text:span></text:p>
            <text:p text:style-name="P67"><text:span text:style-name="T43">c</text:span><text:span text:style-name="T44">uotaCreación</text:span><text:span text:style-name="T45"> = 5</text:span></text:p>
            <text:p text:style-name="P67"><text:span text:style-name="T44">permisoPublicación</text:span><text:span text:style-name="T45"> = Si</text:span></text:p>
          </table:table-cell>
          <table:table-cell table:style-name="Table1.D22" office:value-type="string">
            <text:p text:style-name="P68"><text:span text:style-name="T85">Creación de gestor de formulario en la BD con éxito. </text:span><text:span text:style-name="T86">Con</text:span><text:span text:style-name="T87"> permiso de publicación y con una cuota de creación de </text:span><text:span text:style-name="T86">5</text:span><text:span text:style-name="T87">.</text:span></text:p>
          </table:table-cell>
          <table:table-cell table:style-name="Table1.E22" office:value-type="string">
            <text:p text:style-name="P68"><text:span text:style-name="T86">G</text:span><text:span text:style-name="T85">estor de formulario </text:span><text:span text:style-name="T86">con</text:span><text:span text:style-name="T87"> permiso de publicación y con una cuota de creación de </text:span><text:span text:style-name="T86">5</text:span><text:span text:style-name="T87">.</text:span></text:p>
          </table:table-cell>
        </table:table-row>
        <table:table-row>
          <table:table-cell table:style-name="Table1.A15" office:value-type="string">
            <text:p text:style-name="P4"><text:span text:style-name="T89">5</text:span><text:span text:style-name="T90">.2</text:span></text:p>
          </table:table-cell>
          <table:table-cell table:style-name="Table1.B15" office:value-type="string">
            <text:p text:style-name="P27">Se debe ver reflejada en la base de datos la creación del <text:span text:style-name="T46">nuevo gestor de formularios</text:span>.</text:p>
          </table:table-cell>
          <table:table-cell table:style-name="Table1.C15" office:value-type="string">
            <text:p text:style-name="P16"><text:span text:style-name="T58">correo</text:span><text:span text:style-name="T56"> = </text:span><text:span text:style-name="T42">amachini@uarg.unpa.edu.ar </text:span></text:p>
            <text:p text:style-name="P61"><text:span text:style-name="T40">n</text:span><text:span text:style-name="T39">ombre</text:span><text:span text:style-name="T35"> = Ariel Machini</text:span></text:p>
            <text:p text:style-name="P28"><text:span text:style-name="T39">cuotaCreación</text:span><text:span text:style-name="T35"> = </text:span><text:span text:style-name="T37">ilimitada</text:span></text:p>
            <text:p text:style-name="P28"><text:span text:style-name="T39">permisoPublicación</text:span><text:span text:style-name="T35"> = Si</text:span></text:p>
          </table:table-cell>
          <table:table-cell table:style-name="Table1.D15" office:value-type="string">
            <text:p text:style-name="P36">Creación de gestor de formulario en la BD con éxito. <text:span text:style-name="T103">Con</text:span><text:span text:style-name="T102"> permiso de publicación y con una cuota de creación </text:span><text:span text:style-name="T105">ilimitada</text:span><text:span text:style-name="T102">.</text:span></text:p>
          </table:table-cell>
          <table:table-cell table:style-name="Table1.E15" office:value-type="string">
            <text:p text:style-name="P34"><text:span text:style-name="T105">G</text:span>estor de formulario <text:span text:style-name="T105">c</text:span>on permiso de publicación y con una cuota de creación ilimitada.</text:p>
          </table:table-cell>
        </table:table-row>
        <table:table-row>
          <table:table-cell table:style-name="Table1.A22" office:value-type="string">
            <text:p text:style-name="P5"><text:span text:style-name="T89">5</text:span><text:span text:style-name="T91">.</text:span><text:span text:style-name="T92">3</text:span></text:p>
          </table:table-cell>
          <table:table-cell table:style-name="Table1.B22" office:value-type="string">
            <text:p text:style-name="P27">Se debe ver reflejada en la base de datos la creación del <text:span text:style-name="T46">nuevo gestor de formularios</text:span>.</text:p>
          </table:table-cell>
          <table:table-cell table:style-name="Table1.C22" office:value-type="string">
            <text:p text:style-name="P16"><text:span text:style-name="T58">correo</text:span><text:span text:style-name="T56"> = </text:span><text:span text:style-name="T42">amachini@uarg.unpa.edu.ar </text:span></text:p>
            <text:p text:style-name="P62"><text:span text:style-name="T40">n</text:span><text:span text:style-name="T39">ombre</text:span><text:span text:style-name="T35"> = Ariel Machini</text:span></text:p>
            <text:p text:style-name="P29"><text:span text:style-name="T39">cuotaCreación</text:span><text:span text:style-name="T35"> = -</text:span></text:p>
            <text:p text:style-name="P29"><text:span text:style-name="T39">permisoPublicación </text:span><text:span text:style-name="T35">= -</text:span></text:p>
          </table:table-cell>
          <table:table-cell table:style-name="Table1.D22" office:value-type="string">
            <text:p text:style-name="P31">Creación de gestor de formulario en la BD con éxito. <text:span text:style-name="T102">Sin permiso de publicación y con una cuota de creación de 1.</text:span></text:p>
          </table:table-cell>
          <table:table-cell table:style-name="Table1.E22" office:value-type="string">
            <text:p text:style-name="P35">Creación de gestor de formulario en la BD con éxito. <text:s/><text:span text:style-name="T102">Sin permiso de publicación y con una cuota de creación de 1.</text:span></text:p>
          </table:table-cell>
        </table:table-row>
        <table:table-row>
          <table:table-cell table:style-name="Table1.A22" office:value-type="string">
            <text:p text:style-name="P5"><text:span text:style-name="T89">5</text:span><text:span text:style-name="T91">.</text:span><text:span text:style-name="T89">4</text:span></text:p>
          </table:table-cell>
          <table:table-cell table:style-name="Table1.B22" office:value-type="string">
            <text:p text:style-name="P27">Se debe ver reflejada en la base de datos la creación del <text:span text:style-name="T46">nuevo gestor de formularios</text:span>.</text:p>
          </table:table-cell>
          <table:table-cell table:style-name="Table1.C22" office:value-type="string">
            <text:p text:style-name="P16"><text:span text:style-name="T60">correo</text:span><text:span text:style-name="T61"> = </text:span><text:span text:style-name="T42">amachini@uarg.unpa.edu.ar </text:span></text:p>
            <text:p text:style-name="P62"><text:span text:style-name="T40">n</text:span><text:span text:style-name="T39">ombre</text:span><text:span text:style-name="T35"> = Ariel Machini</text:span></text:p>
            <text:p text:style-name="P29"><text:span text:style-name="T39">cuotaCreación</text:span><text:span text:style-name="T35"> = </text:span><text:soft-page-break/><text:span text:style-name="T38">ilimitada</text:span></text:p>
            <text:p text:style-name="P29"><text:span text:style-name="T39">permisoPublicación </text:span><text:span text:style-name="T35">= -</text:span></text:p>
          </table:table-cell>
          <table:table-cell table:style-name="Table1.D22" office:value-type="string">
            <text:p text:style-name="P70"><text:span text:style-name="T85">Creación de gestor de formulario en la BD con éxito. </text:span><text:span text:style-name="T87">Sin permiso de publicación y con una cuota de creación </text:span><text:span text:style-name="T88">ilimitada</text:span><text:span text:style-name="T87">.</text:span></text:p>
          </table:table-cell>
          <table:table-cell table:style-name="Table1.E22" office:value-type="string">
            <text:p text:style-name="P71"><text:span text:style-name="T89">G</text:span><text:span text:style-name="T85">estor de formulario </text:span><text:span text:style-name="T89">s</text:span><text:span text:style-name="T87">in permiso de publicación y con una cuota de creación </text:span><text:span text:style-name="T88">ilimitada</text:span><text:span text:style-name="T87">.</text:span></text:p>
          </table:table-cell>
        </table:table-row>
        <table:table-row>
          <table:table-cell table:style-name="Table1.A22" office:value-type="string">
            <text:p text:style-name="P5"><text:span text:style-name="T89">5</text:span><text:span text:style-name="T91">.</text:span><text:span text:style-name="T89">5</text:span></text:p>
          </table:table-cell>
          <table:table-cell table:style-name="Table1.B22" office:value-type="string">
            <text:p text:style-name="P27">Se debe ver reflejada en la base de datos la creación del <text:span text:style-name="T46">nuevo gestor de formularios</text:span>.</text:p>
          </table:table-cell>
          <table:table-cell table:style-name="Table1.C22" office:value-type="string">
            <text:p text:style-name="P16"><text:span text:style-name="T60">correo</text:span><text:span text:style-name="T61"> = </text:span><text:span text:style-name="T42">amachini@uarg.unpa.edu.ar </text:span></text:p>
            <text:p text:style-name="P62"><text:span text:style-name="T40">n</text:span><text:span text:style-name="T39">ombre</text:span><text:span text:style-name="T35"> = Ariel Machini</text:span></text:p>
            <text:p text:style-name="P29"><text:span text:style-name="T39">cuotaCreación</text:span><text:span text:style-name="T35"> = </text:span><text:span text:style-name="T36">2</text:span></text:p>
            <text:p text:style-name="P29"><text:span text:style-name="T39">permisoPublicación </text:span><text:span text:style-name="T35">= -</text:span></text:p>
          </table:table-cell>
          <table:table-cell table:style-name="Table1.D22" office:value-type="string">
            <text:p text:style-name="P37">Creación de gestor de formulario en la BD con éxito. <text:span text:style-name="T102">Sin permiso de publicación y con una cuota de creación </text:span><text:span text:style-name="T106">2</text:span><text:span text:style-name="T102">.</text:span></text:p>
          </table:table-cell>
          <table:table-cell table:style-name="Table1.E22" office:value-type="string">
            <text:p text:style-name="P69"><text:span text:style-name="T89">G</text:span><text:span text:style-name="T85">estor de formulario </text:span><text:span text:style-name="T89">s</text:span><text:span text:style-name="T85">in permiso de publicación y con una cuota de creación 2.</text:span></text:p>
          </table:table-cell>
        </table:table-row>
        <table:table-row table:style-name="Table1.19">
          <table:table-cell table:style-name="Table1.A13" table:number-columns-spanned="5" office:value-type="string">
            <text:p text:style-name="P26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2" office:value-type="string">
            <text:p text:style-name="P38"><text:span text:style-name="T107">4.</text:span>1</text:p>
          </table:table-cell>
          <table:table-cell table:style-name="Table1.B22" office:value-type="string">
            <text:p text:style-name="P39">Se debe ver los cambios realizados en la BD.</text:p>
          </table:table-cell>
          <table:table-cell table:style-name="Table1.C22" office:value-type="string">
            <text:p text:style-name="P42"><text:span text:style-name="T52">cuotaCreación</text:span><text:span text:style-name="T49"> = 2</text:span></text:p>
            <text:p text:style-name="P42"><text:span text:style-name="T52">permisoPublicación</text:span><text:span text:style-name="T49"> = </text:span><text:span text:style-name="T107">Si</text:span></text:p>
            <text:p text:style-name="P50"/>
          </table:table-cell>
          <table:table-cell table:style-name="Table1.D22" office:value-type="string">
            <text:p text:style-name="P30"><text:span text:style-name="T50">Modificación de los campo </text:span><text:span text:style-name="T12">cuotaCreación</text:span><text:span text:style-name="T50"> <text:s/></text:span><text:span text:style-name="T108">y</text:span><text:span text:style-name="T50"> </text:span><text:span text:style-name="T12">permisoPublicación</text:span> de<text:span text:style-name="T63">l</text:span> gestor de formulario en la BD con éxito.</text:p>
          </table:table-cell>
          <table:table-cell table:style-name="Table1.E22" office:value-type="string">
            <text:p text:style-name="P69"><text:span text:style-name="T89">G</text:span><text:span text:style-name="T85">estor de formulario </text:span><text:span text:style-name="T93">con</text:span><text:span text:style-name="T85"> permiso de publicación y con una cuota de creación 2.</text:span></text:p>
          </table:table-cell>
        </table:table-row>
        <table:table-row>
          <table:table-cell table:style-name="Table1.A22" office:value-type="string">
            <text:p text:style-name="P51"><text:span text:style-name="T107">4.</text:span>2</text:p>
          </table:table-cell>
          <table:table-cell table:style-name="Table1.B22" office:value-type="string">
            <text:p text:style-name="P41">Se debe ver los cambios realizados en la BD.</text:p>
          </table:table-cell>
          <table:table-cell table:style-name="Table1.C22" office:value-type="string">
            <text:p text:style-name="P43"><text:span text:style-name="T52">cuotaCreación</text:span><text:span text:style-name="T49"> = 2</text:span></text:p>
            <text:p text:style-name="P43"><text:span text:style-name="T52">permisoPublicación</text:span><text:span text:style-name="T49"> = </text:span><text:span text:style-name="T107">No</text:span></text:p>
          </table:table-cell>
          <table:table-cell table:style-name="Table1.D22" office:value-type="string">
            <text:p text:style-name="P33"><text:span text:style-name="T50">Modificación de los campo </text:span><text:span text:style-name="T12">cuotaCreación</text:span><text:span text:style-name="T50"> </text:span><text:span text:style-name="T108">y</text:span><text:span text:style-name="T50"> </text:span><text:span text:style-name="T12">permisoPublicación</text:span> de<text:span text:style-name="T63">l</text:span> gestor de formulario en la BD con éxito.</text:p>
          </table:table-cell>
          <table:table-cell table:style-name="Table1.E22" office:value-type="string">
            <text:p text:style-name="P72"><text:span text:style-name="T89">G</text:span><text:span text:style-name="T85">estor de formulario </text:span><text:span text:style-name="T93">sin</text:span><text:span text:style-name="T85"> permiso de publicación y con una cuota de creación 2.</text:span></text:p>
          </table:table-cell>
        </table:table-row>
        <table:table-row>
          <table:table-cell table:style-name="Table1.A22" office:value-type="string">
            <text:p text:style-name="P51"><text:span text:style-name="T107">4.</text:span>3</text:p>
          </table:table-cell>
          <table:table-cell table:style-name="Table1.B22" office:value-type="string">
            <text:p text:style-name="P40">Se debe ver los cambios realizados en la BD.</text:p>
          </table:table-cell>
          <table:table-cell table:style-name="Table1.C22" office:value-type="string">
            <text:p text:style-name="P49">cuotaCreación = 2</text:p>
          </table:table-cell>
          <table:table-cell table:style-name="Table1.D22" office:value-type="string">
            <text:p text:style-name="P32"><text:span text:style-name="T50">Modificación del campo </text:span><text:span text:style-name="T12">cuotaCreación</text:span><text:span text:style-name="T53"> </text:span>de gestor de formulario en la BD con éxito.</text:p>
          </table:table-cell>
          <table:table-cell table:style-name="Table1.E22" office:value-type="string">
            <text:p text:style-name="P54"><text:span text:style-name="T106">G</text:span><text:span text:style-name="T104">estor de formulario </text:span><text:span text:style-name="T108">con</text:span><text:span text:style-name="T104"> permiso con una cuota de creación 2.</text:span></text:p>
          </table:table-cell>
        </table:table-row>
        <table:table-row>
          <table:table-cell table:style-name="Table1.A23" office:value-type="string">
            <text:p text:style-name="P51"><text:span text:style-name="T107">4.</text:span>4</text:p>
          </table:table-cell>
          <table:table-cell table:style-name="Table1.B23" office:value-type="string">
            <text:p text:style-name="P40">Se debe ver los cambios realizados en la BD.</text:p>
          </table:table-cell>
          <table:table-cell table:style-name="Table1.C23" office:value-type="string">
            <text:p text:style-name="P49"><text:span text:style-name="T62">permisoPublicación</text:span> = <text:span text:style-name="T107">Si</text:span></text:p>
          </table:table-cell>
          <table:table-cell table:style-name="Table1.D23" office:value-type="string">
            <text:p text:style-name="P32"><text:span text:style-name="T50">Modificación del campo </text:span><text:span text:style-name="T12">permisoPublicación</text:span> de gestor de formulario en la BD con éxito.</text:p>
          </table:table-cell>
          <table:table-cell table:style-name="Table1.E23" office:value-type="string">
            <text:p text:style-name="P54"><text:span text:style-name="T106">G</text:span><text:span text:style-name="T104">estor de formulario </text:span><text:span text:style-name="T108">con</text:span><text:span text:style-name="T104"> permiso de publicación.</text:span></text:p>
          </table:table-cell>
        </table:table-row>
        <table:table-row table:style-name="Table1.24">
          <table:table-cell table:style-name="Table1.A13" table:number-columns-spanned="5" office:value-type="string">
            <text:p text:style-name="P26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5" office:value-type="string">
            <text:p text:style-name="P44">1</text:p>
          </table:table-cell>
          <table:table-cell table:style-name="Table1.B25" office:value-type="string">
            <text:p text:style-name="P45">Se debe ver reflejada en la <text:s/>BD la baja del gestor de formularios.</text:p>
          </table:table-cell>
          <table:table-cell table:style-name="Table1.C25" office:value-type="string">
            <text:p text:style-name="P46">Solicitud de eliminación <text:span text:style-name="T47">para el gestor Ariel Machini</text:span></text:p>
          </table:table-cell>
          <table:table-cell table:style-name="Table1.D25" office:value-type="string">
            <text:p text:style-name="P47">Eliminación del <text:span text:style-name="T48">gestor especificado en la BD con éxito.</text:span></text:p>
          </table:table-cell>
          <table:table-cell table:style-name="Table1.E25" office:value-type="string">
            <text:p text:style-name="P52">Se elimino con éxito el gestor de formularios seleccionado.</text:p>
          </table:table-cell>
        </table:table-row>
        <table:table-row table:style-name="Table1.26">
          <table:table-cell table:style-name="Table1.A7" table:number-columns-spanned="5" office:value-type="string">
            <text:p text:style-name="P60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4"><text:span text:style-name="T64">1 </text:span><text:span text:style-name="T41">El valor de la entrada ‘correo’ es obtenido de manera automática.</text:span></text:p>
            <text:p text:style-name="P14"><text:span text:style-name="T64">2 </text:span><text:span text:style-name="T41">El valor de la entrada ‘nombre’ es obtenido de manera automática.</text:span></text:p>
            <text:p text:style-name="P14"><text:span text:style-name="T64">3 </text:span><text:span text:style-name="T41">El valor – significa que la entrada no fue especificada por el usuari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59">Criterios de Aprobación de Caso de prueba: <text:span text:style-name="T30">L</text:span><text:span text:style-name="T27">os casos de uso probados en el sistema funcionan de manera correcta y de acuerdo a sus especificaciones. Todos los elementos de la interfaz cumplen con el propósito para el que fueron añadidos en la interfaz.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48"><text:span text:style-name="T4">Decisión de Aprobación del Caso de Prueba: <text:s/></text:span><text:span text:style-name="T27">Aprobó: </text:span><text:span text:style-name="T29">x</text:span><text:span text:style-name="T27"> <text:s text:c="3"/>Fallo: _ _ _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0" table:number-columns-spanned="5" office:value-type="string">
            <text:p text:style-name="P56"><text:span text:style-name="T4">Fecha de Aprobación del Caso de Prueba:</text:span> <text:span text:style-name="T69">14</text:span>/<text:span text:style-name="T69">11</text:span>/<text:span text:style-name="T69">2017</text:span></text:p>
            <text:p text:style-name="P73"><text:soft-page-break/><text:span text:style-name="T81">Fecha de Aprobación del Caso de Prueba:</text:span><text:span text:style-name="T94"> </text:span><text:span text:style-name="T95">29</text:span><text:span text:style-name="T94">/</text:span><text:span text:style-name="T95">05</text:span><text:span text:style-name="T94">/</text:span><text:span text:style-name="T96">20</text:span><text:span text:style-name="T95">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9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8</text:page-number><text:s/>DE <text:page-count>8</text:page-count></text:p>
      </style:header>
      <loext:header-first>
        <text:p text:style-name="MP2"><text:span text:style-name="MT2">CASOS DE PRUEBA — </text:span>PÁGINA <text:page-number text:select-page="current">1</text:page-number><text:s/>DE <text:page-count>8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6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1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riel Machini</meta:initial-creator>
    <meta:creation-date>2017-09-01T00:53:54.356960459</meta:creation-date>
    <dc:date>2020-05-29T21:11:22.229746825</dc:date>
    <meta:editing-duration>PT12H43M7S</meta:editing-duration>
    <meta:editing-cycles>179</meta:editing-cycles>
    <meta:generator>LibreOffice/6.4.3.2$Linux_X86_64 LibreOffice_project/85aa6f776c6af63185291a519637a4f7af4e8a3b</meta:generator>
    <dc:creator>Ariel Machini</dc:creator>
    <meta:document-statistic meta:table-count="5" meta:image-count="3" meta:object-count="0" meta:page-count="8" meta:paragraph-count="172" meta:word-count="1322" meta:character-count="7725" meta:non-whitespace-character-count="6569"/>
  </office:meta>
</office:document-meta>
</file>